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3acca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ac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3acca" style:font-size-asian="11pt" style:font-size-complex="11pt"/>
    </style:style>
    <style:style style:name="P8" style:family="paragraph" style:parent-style-name="Standard">
      <style:text-properties officeooo:paragraph-rsid="0003acca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3acca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ac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Body">
      <style:text-properties style:font-name="arial" fo:font-size="11pt" style:font-size-asian="11pt" style:font-size-complex="11pt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13">Enquête publique : attestation d'affichage</text:p>
      <text:p text:style-name="P10"/>
      <text:p text:style-name="P12"><office:annotation><dc:creator>Gauthier Bastien</dc:creator><dc:date>2011-01-13T14:56:41</dc:date><text:p text:style-name="P14"><text:span text:style-name="T11">do text</text:span></text:p><text:p text:style-name="P14"><text:span text:style-name="T11">from document(at=reference, format='odt')</text:span></text:p></office:annotation>Import depuis reference.odt</text:p>
      <text:p text:style-name="P12"/>
      <text:p text:style-name="P12"><office:annotation><dc:creator>Gauthier Bastien</dc:creator><dc:date>2011-02-16T16:12:24</dc:date><text:p text:style-name="P14"><text:span text:style-name="T16">do text if len(</text:span><text:span text:style-name="T15">urbanEventObj.getClaimants()</text:span><text:span text:style-name="T16">) &gt; 1</text:span></text:p></office:annotation><text:span text:style-name="T5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4"><text:span text:style-name="T14">do text if not len(</text:span><text:span text:style-name="T15">urbanEventObj.getClaimants()</text:span><text:span text:style-name="T14">) &gt; 1</text:span></text:p></office:annotation><text:span text:style-name="T5">Demandeur :</text:span> <text:text-input text:description="Demandeurs">self.getApplicantsSignaletic()</text:text-input></text:p>
      <text:p text:style-name="P12"><text:span text:style-name="T5">Objet :</text:span> <text:text-input text:description="Objet des travaux">self.getLicenceSubject()</text:text-input></text:p>
      <text:p text:style-name="P12"><text:span text:style-name="T5">Situation :</text:span> <text:text-input text:description="Situation des travaux">self.getWorkLocationSignaletic()</text:text-input></text:p>
      <text:p text:style-name="P12"><text:span text:style-name="T5">Référence cadastrale</text:span> : <text:text-input text:description="Parcelles">self.getPortionOutsText()</text:text-input></text:p>
      <text:p text:style-name="P12"/>
      <text:p text:style-name="P12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2"/>
      <text:p text:style-name="P12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12"/>
      <text:p text:style-name="P12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12"/>
      <text:p text:style-name="P12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12"/>
      <text:p text:style-name="P12">Les avis d'enquêtes ont été distribués aux occupants des immeubles situés dans un rayon de 50 mètres à partir des limites de la parcelle.</text:p>
      <text:p text:style-name="P12"/>
      <text:p text:style-name="P12"><office:annotation><dc:creator>Gauthier Bastien</dc:creator><dc:date>2011-06-14T13:57:41</dc:date><text:p text:style-name="P14"><text:span text:style-name="T12">do text if not tool.isDecentralized or (</text:span><text:span text:style-name="T13">tool.isDecentralized </text:span><text:span text:style-name="T12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12"><office:annotation><dc:creator>Gauthier Bastien</dc:creator><dc:date>2011-06-14T13:57:41</dc:date><text:p text:style-name="P14"><text:span text:style-name="T12">do text if </text:span><text:span text:style-name="T13">tool.isDecentralized </text:span><text:span text:style-name="T12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12"/>
      <text:p text:style-name="P12">Nous ne manquerons pas de vous informer du suivi de cette affaire.</text:p>
      <text:p text:style-name="P12"/>
      <text:p text:style-name="P12">Pour tout renseignement complémentaire relatif à l'instruction de ce dossier, nous vous invitons à contacter la personne renseignée en haut à gauche de ce document.</text:p>
      <text:p text:style-name="P12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P10"><text:soft-page-break/></text:p>
      <text:p text:style-name="P10"><office:annotation><dc:creator>Gauthier Bastien</dc:creator><dc:date>2011-01-13T14:56:41</dc:date><text:p text:style-name="P14"><text:span text:style-name="T11">do text</text:span></text:p><text:p text:style-name="P14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07:20.201064862</dc:date>
    <dc:language>fr-FR</dc:language>
    <meta:editing-cycles>144</meta:editing-cycles>
    <meta:editing-duration>P2DT5H48M54S</meta:editing-duration>
    <meta:document-statistic meta:table-count="1" meta:image-count="0" meta:object-count="0" meta:page-count="2" meta:paragraph-count="22" meta:word-count="288" meta:character-count="2208" meta:non-whitespace-character-count="1968"/>
    <meta:user-defined meta:name="Info 1"/>
    <meta:user-defined meta:name="Info 2"/>
    <meta:user-defined meta:name="Info 3"/>
    <meta:user-defined meta:name="Info 4"/>
  </office:meta>
</office:document-meta>
</file>